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9000001695C17C28820D7FC89.png" manifest:media-type="image/png"/>
  <manifest:file-entry manifest:full-path="Pictures/10000001000003D9000001697D13A2CB9ABC4375.png" manifest:media-type="image/png"/>
  <manifest:file-entry manifest:full-path="Pictures/10000001000003D9000001692198F9638847F02F.png" manifest:media-type="image/png"/>
  <manifest:file-entry manifest:full-path="Pictures/10000001000003D9000001691D56E5737F9558FB.png" manifest:media-type="image/png"/>
  <manifest:file-entry manifest:full-path="Pictures/10000001000003D900000169BACCA9CF3946D2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84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45cm" svg:y="-0.101cm" svg:width="21.001cm" svg:height="7.696cm" draw:z-index="0"><draw:image xlink:href="Pictures/10000001000003D900000169BACCA9CF3946D2F8.png" xlink:type="simple" xlink:show="embed" xlink:actuate="onLoad" draw:mime-type="image/png"/></draw:frame><draw:frame draw:style-name="fr1" draw:name="Image2" text:anchor-type="char" svg:x="-0.101cm" svg:y="7.594cm" svg:width="20.8cm" svg:height="7.622cm" draw:z-index="1"><draw:image xlink:href="Pictures/10000001000003D9000001691D56E5737F9558FB.png" xlink:type="simple" xlink:show="embed" xlink:actuate="onLoad" draw:mime-type="image/png"/></draw:frame><draw:frame draw:style-name="fr1" draw:name="Image3" text:anchor-type="char" svg:x="-0.101cm" svg:y="15.214cm" svg:width="20.8cm" svg:height="7.622cm" draw:z-index="2"><draw:image xlink:href="Pictures/10000001000003D9000001692198F9638847F02F.png" xlink:type="simple" xlink:show="embed" xlink:actuate="onLoad" draw:mime-type="image/png"/></draw:frame><draw:frame draw:style-name="fr2" draw:name="Image4" text:anchor-type="char" svg:x="-0.101cm" svg:y="22.37cm" svg:width="20.8cm" svg:height="6.944cm" draw:z-index="3"><draw:image xlink:href="Pictures/10000001000003D9000001697D13A2CB9ABC43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5" text:anchor-type="char" svg:x="-0.028cm" svg:y="0.349cm" svg:width="20.8cm" svg:height="7.622cm" draw:z-index="4"><draw:image xlink:href="Pictures/10000001000003D9000001695C17C28820D7FC8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101cm" fo:margin-right="0.10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7:18:33.478581436</meta:creation-date>
    <dc:date>2025-05-20T17:23:55.063493258</dc:date>
    <meta:editing-duration>PT5M22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